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able_20_Contents">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2" style:family="paragraph" style:parent-style-name="Table_20_Contents">
      <style:text-properties fo:color="#0000ff" style:font-name="Liberation Sans" fo:font-size="11pt" fo:font-weight="normal" style:font-name-asian="Monospace" style:font-size-asian="11pt" style:font-weight-asian="normal" style:font-name-complex="Monospace" style:font-size-complex="11pt" style:font-weight-complex="normal"/>
    </style:style>
    <style:style style:name="P3" style:family="paragraph" style:parent-style-name="Table_20_Contents">
      <style:text-properties fo:color="#0000ff" style:font-name="Liberation Sans" fo:font-size="11pt" style:text-underline-style="solid" style:text-underline-width="auto" style:text-underline-color="font-color" fo:font-weight="bold" style:font-name-asian="Monospace" style:font-size-asian="11pt" style:font-weight-asian="bold" style:font-name-complex="Monospace" style:font-size-complex="11pt" style:font-weight-complex="bold"/>
    </style:style>
    <style:style style:name="P4" style:family="paragraph" style:parent-style-name="Table_20_Contents">
      <style:paragraph-properties fo:margin-left="0.4925in" fo:margin-right="0in" fo:text-indent="0in" style:auto-text-indent="false"/>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5" style:family="paragraph" style:parent-style-name="Table_20_Contents">
      <style:paragraph-properties fo:margin-left="0in" fo:margin-right="0in" fo:text-indent="0in" style:auto-text-indent="false"/>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6" style:family="paragraph" style:parent-style-name="Standard">
      <style:paragraph-properties fo:margin-left="0in" fo:margin-right="0in" fo:text-indent="0in" style:auto-text-indent="false"/>
      <style:text-properties fo:color="#0000ff" style:font-name="Liberation Sans" fo:font-size="10.5pt" style:text-underline-style="none" fo:font-weight="normal" style:font-size-asian="10.5pt" style:font-weight-asian="normal" style:font-size-complex="10.5pt" style:font-weight-complex="normal"/>
    </style:style>
    <style:style style:name="P7" style:family="paragraph" style:parent-style-name="Standard">
      <style:paragraph-properties fo:margin-left="0in" fo:margin-right="0in" fo:text-indent="0in" style:auto-text-indent="false"/>
      <style:text-properties fo:color="#0000ff"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Table_20_Contents">
      <style:paragraph-properties fo:margin-left="0.9846in" fo:margin-right="0in" fo:text-indent="0in" style:auto-text-indent="false"/>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9" style:family="paragraph" style:parent-style-name="Standard">
      <style:text-properties fo:color="#0000ff" style:font-name="Liberation Sans" fo:font-weight="bold" style:font-weight-asian="bold" style:font-weight-complex="bold"/>
    </style:style>
    <style:style style:name="P10" style:family="paragraph" style:parent-style-name="Standard">
      <style:text-properties fo:color="#0000ff" style:font-name="Liberation Sans" fo:font-size="11pt" fo:font-weight="bold" style:font-size-asian="11pt" style:font-weight-asian="bold" style:font-size-complex="11pt" style:font-weight-complex="bold"/>
    </style:style>
    <style:style style:name="P11" style:family="paragraph" style:parent-style-name="Table_20_Contents">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12" style:family="paragraph" style:parent-style-name="Table_20_Contents" style:list-style-name="L1">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13" style:family="paragraph" style:parent-style-name="Table_20_Contents">
      <style:text-properties fo:color="#0000ff" style:font-name="Liberation Sans" fo:font-size="10.5pt" style:text-underline-style="solid" style:text-underline-width="auto" style:text-underline-color="font-color" fo:font-weight="bold" style:font-name-asian="Monospace" style:font-size-asian="10.5pt" style:font-weight-asian="bold" style:font-name-complex="Monospace" style:font-size-complex="10.5pt" style:font-weight-complex="bold"/>
    </style:style>
    <style:style style:name="P14" style:family="paragraph" style:parent-style-name="Table_20_Contents">
      <style:paragraph-properties fo:margin-left="0.4925in" fo:margin-right="0in" fo:text-indent="0in" style:auto-text-indent="false"/>
      <style:text-properties fo:color="#0000ff" style:font-name="Liberation Sans" fo:font-size="11pt" style:text-underline-style="solid" style:text-underline-width="auto" style:text-underline-color="font-color" fo:font-weight="bold" style:font-name-asian="Monospace" style:font-size-asian="11pt" style:font-weight-asian="bold" style:font-name-complex="Monospace" style:font-size-complex="11pt" style:font-weight-complex="bold"/>
    </style:style>
    <style:style style:name="P15" style:family="paragraph" style:parent-style-name="Table_20_Contents">
      <style:paragraph-properties fo:margin-left="0.4925in" fo:margin-right="0in" fo:text-indent="0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16" style:family="paragraph" style:parent-style-name="Table_20_Contents">
      <style:paragraph-properties fo:margin-left="0in" fo:margin-right="0in" fo:text-indent="0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17" style:family="paragraph" style:parent-style-name="Standard">
      <style:paragraph-properties fo:margin-left="0.4925in" fo:margin-right="0in" fo:text-indent="0in" style:auto-text-indent="false"/>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18" style:family="paragraph" style:parent-style-name="Standard" style:list-style-name="L2">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19" style:family="paragraph" style:parent-style-name="Standard">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0" style:family="paragraph" style:parent-style-name="Standard" style:list-style-name="L2">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1" style:family="paragraph" style:parent-style-name="Standard">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22" style:family="paragraph" style:parent-style-name="Standard" style:list-style-name="L2">
      <style:paragraph-properties fo:margin-left="0.9846in" fo:margin-right="0in" fo:text-indent="-0.25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3" style:family="paragraph" style:parent-style-name="Standard" style:list-style-name="L2">
      <style:paragraph-properties fo:margin-left="0.4925in" fo:margin-right="0in" fo:text-indent="-0.25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4" style:family="paragraph" style:parent-style-name="Standard" style:list-style-name="L2">
      <style:paragraph-properties fo:margin-left="0in" fo:margin-right="0in" fo:text-indent="0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80" style:font-name="Liberation Mono" fo:font-size="9pt" fo:font-weight="bold" style:font-name-asian="Monospace" style:font-size-asian="9pt" style:font-weight-asian="bold" style:font-name-complex="Monospace" style:font-size-complex="9pt" style:font-weight-complex="bold"/>
    </style:style>
    <style:style style:name="P26" style:family="paragraph" style:parent-style-name="Standard">
      <style:paragraph-properties fo:break-before="page"/>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T1" style:family="text">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T2" style:family="text">
      <style:text-properties fo:color="#0000ff" style:font-name="Liberation Sans" fo:font-size="10.5pt" fo:font-weight="bold" style:font-name-asian="Monospace" style:font-size-asian="10.5pt" style:font-weight-asian="bold" style:font-name-complex="Monospace" style:font-size-complex="10.5pt" style:font-weight-complex="bold"/>
    </style:style>
    <style:style style:name="T3" style:family="text">
      <style:text-properties style:font-name="Liberation Sans" style:text-underline-style="none" style:font-name-asian="Monospace" style:font-name-complex="Monospace"/>
    </style:style>
    <style:style style:name="T4" style:family="text">
      <style:text-properties style:font-name="Liberation Sans" fo:font-style="italic" style:text-underline-style="none" fo:font-weight="bold" style:font-name-asian="Monospace" style:font-style-asian="italic" style:font-weight-asian="bold" style:font-name-complex="Monospace" style:font-style-complex="italic" style:font-weight-complex="bold"/>
    </style:style>
    <style:style style:name="T5" style:family="text">
      <style:text-properties style:text-underline-style="none" style:font-name-asian="Monospace" style:font-name-complex="Monospace"/>
    </style:style>
    <style:style style:name="T6" style:family="text">
      <style:text-properties fo:color="#800000" style:font-name="Liberation Mono" fo:font-size="9pt" fo:font-weight="bold" style:font-name-asian="Monospace" style:font-size-asian="9pt" style:font-weight-asian="bold" style:font-name-complex="Monospace" style:font-size-complex="9pt" style:font-weight-complex="bold"/>
    </style:style>
    <style:style style:name="T7" style:family="text">
      <style:text-properties fo:color="#cc0000" style:font-name="Liberation Mono" fo:font-size="9pt" fo:font-style="italic" style:text-underline-style="none" fo:font-weight="bold" style:font-name-asian="Monospace" style:font-size-asian="9pt" style:font-style-asian="italic" style:font-weight-asian="bold" style:font-name-complex="Monospace" style:font-size-complex="9pt" style:font-style-complex="italic" style:font-weight-complex="bold"/>
    </style:style>
    <style:style style:name="T8" style:family="text">
      <style:text-properties fo:color="#000080" style:font-name="Liberation Mono" fo:font-size="9pt" fo:font-weight="bold" style:font-name-asian="Monospace" style:font-size-asian="9pt" style:font-weight-asian="bold" style:font-name-complex="Monospace" style:font-size-complex="9pt" style:font-weight-complex="bold"/>
    </style:style>
    <style:style style:name="T9" style:family="text">
      <style:text-properties fo:color="#000080" style:font-name="Liberation Mono" fo:font-size="9pt" fo:font-style="italic" style:text-underline-style="none" fo:font-weight="bold" style:font-name-asian="Monospace" style:font-size-asian="9pt" style:font-style-asian="italic" style:font-weight-asian="bold" style:font-name-complex="Monospace" style:font-size-complex="9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xception Class</text:p>
      <text:p text:style-name="P10"/>
      <text:p text:style-name="P2">Extends the PHP Exception class and provide a base-exception class for Library classes to extend.</text:p>
      <text:p text:style-name="P2"/>
      <text:p text:style-name="P3">Design criteria and considerations</text:p>
      <text:p text:style-name="P1"/>
      <text:p text:style-name="P5">Among the design considerations for the Exception class are:</text:p>
      <text:p text:style-name="P1"/>
      <text:list xml:id="list275716276" text:style-name="L1">
        <text:list-item>
          <text:p text:style-name="P12">The Exception class should not be dependent upon any other (userland) class;</text:p>
        </text:list-item>
        <text:list-item>
          <text:p text:style-name="P12">The class should allow the first parameter (normally the exception message string) to be an integer and, if it is, treat the integer as an error code value to retrieve the exception message from the Error class; </text:p>
        </text:list-item>
        <text:list-item>
          <text:p text:style-name="P12">The Exception class should extend the functionality of the PHP Exception class.</text:p>
        </text:list-item>
      </text:list>
      <text:p text:style-name="P1"/>
      <text:p text:style-name="P1">No class properties (variables) are required beyond what is used locally within each class method.</text:p>
      <text:p text:style-name="P1"/>
      <text:p text:style-name="P13">Coding</text:p>
      <text:p text:style-name="P1"/>
      <text:p text:style-name="Table_20_Contents"><text:span text:style-name="T1">The </text:span><text:span text:style-name="T2">Exception</text:span><text:span text:style-name="T1"> class contains a single method – the class constructor (</text:span><text:span text:style-name="T8">__construct</text:span><text:span text:style-name="T1">).</text:span></text:p>
      <text:p text:style-name="P1"/>
      <text:p text:style-name="P14">__construct</text:p>
      <text:p text:style-name="P15"/>
      <text:p text:style-name="P15">The class constructor extends the PHP Exception class by preparing the exception message and code and then passes the message, code and any previous exception information to the parent class. <text:s/>All remaining Exception class functionality is provided by the parent class. <text:s/>Refer to the PHP user guide for further information.</text:p>
      <text:p text:style-name="P15"/>
      <text:p text:style-name="P17">/**</text:p>
      <text:p text:style-name="P25"><text:tab/> * __construct</text:p>
      <text:p text:style-name="P25"><text:tab/> *</text:p>
      <text:p text:style-name="P25"><text:tab/> * Create an exception object instance</text:p>
      <text:p text:style-name="P25"><text:tab/> * @param string $message <text:s text:c="4"/>= message to send</text:p>
      <text:p text:style-name="P25"><text:tab/> * @param integer $code <text:s text:c="6"/>= exception code</text:p>
      <text:p text:style-name="P25"><text:tab/> * @param Exception $previous = (optional) previous exception</text:p>
      <text:p text:style-name="P25"><text:tab/> * @return object instance</text:p>
      <text:p text:style-name="P25"><text:tab/> */</text:p>
      <text:p text:style-name="P25"><text:tab/>public function __construct($message, $code=0, Exception $previous=null)</text:p>
      <text:p text:style-name="P25"><text:tab/>{</text:p>
      <text:p text:style-name="P25"><text:tab/><text:tab/>if (is_numeric($message))</text:p>
      <text:p text:style-name="P25"><text:tab/><text:tab/>{</text:p>
      <text:p text:style-name="P25"><text:tab/><text:tab/><text:tab/>$code = (int)$message;</text:p>
      <text:p text:style-name="P25"><text:tab/><text:tab/><text:tab/>$message = '';</text:p>
      <text:p text:style-name="P25"><text:tab/><text:tab/>}</text:p>
      <text:p text:style-name="P25"/>
      <text:p text:style-name="P25"><text:tab/><text:tab/>if ($message == '')</text:p>
      <text:p text:style-name="P25"><text:tab/><text:tab/>{</text:p>
      <text:p text:style-name="P25"><text:tab/><text:tab/><text:tab/>$message = Error::message($code);</text:p>
      <text:p text:style-name="P25"><text:tab/><text:tab/>}</text:p>
      <text:p text:style-name="P25"/>
      <text:p text:style-name="P25"><text:tab/><text:tab/>parent::__construct($message, (int)$code, $previous);</text:p>
      <text:p text:style-name="P25"><text:tab/>}</text:p>
      <text:p text:style-name="P15"/>
      <text:p text:style-name="P15">The class constructor expects a single mandantory parameter:</text:p>
      <text:p text:style-name="P8"><text:span text:style-name="T9">$message</text:span><text:span text:style-name="T5"> = the exception method or, if it is numeric, the error code value for the exception</text:span></text:p>
      <text:p text:style-name="P15"/>
      <text:p text:style-name="P15">and two optional parameters:</text:p>
      <text:p text:style-name="P8"><text:span text:style-name="T9">$code</text:span><text:span text:style-name="T5"> = error code value, if provided by a library class</text:span></text:p>
      <text:p text:style-name="P8"><text:span text:style-name="T9">$previous</text:span><text:span text:style-name="T5"> = previous exception, for nested exceptions</text:span></text:p>
      <text:p text:style-name="P15"/>
      <text:p text:style-name="P4"><text:soft-page-break/><text:span text:style-name="T5">If </text:span><text:span text:style-name="T9">$message</text:span><text:span text:style-name="T5"> is numeric, the value is assigned to the </text:span><text:span text:style-name="T9">$code</text:span><text:span text:style-name="T5"> parameter and </text:span><text:span text:style-name="T9">$message</text:span><text:span text:style-name="T5"> is set to empty.</text:span></text:p>
      <text:p text:style-name="P15"/>
      <text:p text:style-name="P4"><text:span text:style-name="T5">Next, if </text:span><text:span text:style-name="T9">$message</text:span><text:span text:style-name="T5"> is empty, the value in </text:span><text:span text:style-name="T9">$code</text:span><text:span text:style-name="T5"> is used to fetch a message from the Error class (</text:span><text:span text:style-name="T9">Error::message($message)</text:span><text:span text:style-name="T5">) to use as the exception message.</text:span></text:p>
      <text:p text:style-name="P15"/>
      <text:p text:style-name="P4"><text:span text:style-name="T5">The resultant </text:span><text:span text:style-name="T9">$message</text:span><text:span text:style-name="T5">, </text:span><text:span text:style-name="T9">$code</text:span><text:span text:style-name="T5"> and </text:span><text:span text:style-name="T9">$previous</text:span><text:span text:style-name="T5"> values are passed on to the PHP Exception class.</text:span></text:p>
      <text:p text:style-name="P16"/>
      <text:p text:style-name="P16"/>
      <text:p text:style-name="P7">Example(s)</text:p>
      <text:p text:style-name="P6"/>
      <text:p text:style-name="P6"/>
      <text:p text:style-name="P7">Source Listing</text:p>
      <text:p text:style-name="P6"/>
      <text:p text:style-name="P6">The complete class listing for the Error library class, as documented above.</text:p>
      <text:p text:style-name="P6"/>
      <text:p text:style-name="P6">Additional code:</text:p>
      <text:list xml:id="list509893455" text:style-name="L2">
        <text:list-item>
          <text:p text:style-name="P18"><text:span text:style-name="T3">The namespace for the library project is </text:span><text:span text:style-name="T4">Library</text:span><text:span text:style-name="T3">;</text:span></text:p>
        </text:list-item>
        <text:list-item>
          <text:p text:style-name="P20">Since Exception extends the PHP Exception class, the following methods are inherited:</text:p>
        </text:list-item>
        <text:list-item>
          <text:p text:style-name="P22">getCode()<text:tab/><text:tab/>Exception code</text:p>
        </text:list-item>
        <text:list-item>
          <text:p text:style-name="P22">getMessage()<text:tab/><text:tab/>Exception method</text:p>
        </text:list-item>
        <text:list-item>
          <text:p text:style-name="P22">getFile()<text:tab/><text:tab/>Source file name</text:p>
        </text:list-item>
        <text:list-item>
          <text:p text:style-name="P22">getTrace()<text:tab/><text:tab/>An array of backtrace()</text:p>
        </text:list-item>
        <text:list-item>
          <text:p text:style-name="P22">getPrevious()<text:tab/><text:tab/>Previous exception</text:p>
        </text:list-item>
        <text:list-item>
          <text:p text:style-name="P22">getTraceAsString()<text:tab/>Formatted string of trace</text:p>
        </text:list-item>
        <text:list-item>
          <text:p text:style-name="P23">Since Exception extends the PHP Exception class, the following properties are inherited:</text:p>
        </text:list-item>
        <text:list-item>
          <text:p text:style-name="P22">$message<text:tab/><text:tab/>Exception method</text:p>
        </text:list-item>
        <text:list-item>
          <text:p text:style-name="P22">$code<text:tab/><text:tab/><text:tab/>User defined exception code</text:p>
        </text:list-item>
        <text:list-item>
          <text:p text:style-name="P22">$file<text:tab/><text:tab/><text:tab/>Source file name</text:p>
        </text:list-item>
        <text:list-item>
          <text:p text:style-name="P22">$line<text:tab/><text:tab/><text:tab/>Source line</text:p>
          <text:p text:style-name="P24"/>
          <text:p text:style-name="P24"/>
        </text:list-item>
      </text:list>
      <text:p text:style-name="P19"/>
      <text:p text:style-name="P19"/>
      <text:p text:style-name="P26">&lt;?php</text:p>
      <text:p text:style-name="P25">namespace Library;</text:p>
      <text:p text:style-name="P25"/>
      <text:p text:style-name="P25">/*</text:p>
      <text:p text:style-name="P25"><text:s/>* <text:tab/><text:tab/>Exception is copyright © 2012. EarthWalk Software.</text:p>
      <text:p text:style-name="P25"><text:s/>* <text:tab/><text:tab/>Licensed under the Academic Free License version 3.0</text:p>
      <text:p text:style-name="P25"><text:s/>* <text:tab/><text:tab/>Refer to the file named License.txt provided with the source, </text:p>
      <text:p text:style-name="P25"><text:s/>*<text:tab/><text:tab/> <text:s text:c="5"/>or from http://opensource.org/licenses/academic.php</text:p>
      <text:p text:style-name="P25"><text:s/>*/</text:p>
      <text:p text:style-name="P25">/**</text:p>
      <text:p text:style-name="P25"><text:s/>* Exception.</text:p>
      <text:p text:style-name="P25"><text:s/>*</text:p>
      <text:p text:style-name="P25"><text:s/>* Library\Exception class to extend the PHP Exception class</text:p>
      <text:p text:style-name="P25"><text:s/>* @author Jay Wheeler.</text:p>
      <text:p text:style-name="P25"><text:s/>* @version 1.0</text:p>
      <text:p text:style-name="P25"><text:s/>* @copyright © 2012. EarthWalk Software.</text:p>
      <text:p text:style-name="P25"><text:s/>* @license Licensed under the Academic Free License version 3.0</text:p>
      <text:p text:style-name="P25"><text:s/>* @package Library</text:p>
      <text:p text:style-name="P25"><text:s/>* @subpackage Exception</text:p>
      <text:p text:style-name="P25"><text:s/>*/</text:p>
      <text:p text:style-name="P25">class Exception extends \Exception</text:p>
      <text:p text:style-name="P25">{</text:p>
      <text:p text:style-name="P25"><text:tab/>/**</text:p>
      <text:p text:style-name="P25"><text:tab/> * __construct</text:p>
      <text:p text:style-name="P25"><text:tab/> *</text:p>
      <text:p text:style-name="P25"><text:tab/> * Create an exception object instance</text:p>
      <text:p text:style-name="P25"><text:tab/> * @param string $message <text:s text:c="4"/>= message to send</text:p>
      <text:p text:style-name="P25"><text:tab/> * @param integer $code <text:s text:c="6"/>= exception code</text:p>
      <text:p text:style-name="P25"><text:tab/> * @param Exception $previous = (optional) previous exception</text:p>
      <text:p text:style-name="P25"><text:tab/> * @return object instance</text:p>
      <text:p text:style-name="P25"><text:tab/> */</text:p>
      <text:p text:style-name="P25"><text:tab/>public function __construct($message, $code=0, Exception $previous=null)</text:p>
      <text:p text:style-name="P25"><text:tab/>{</text:p>
      <text:p text:style-name="P25"><text:tab/><text:tab/>if (is_numeric($message))</text:p>
      <text:p text:style-name="P25"><text:tab/><text:tab/>{</text:p>
      <text:p text:style-name="P25"><text:tab/><text:tab/><text:tab/>$code = (int)$message;</text:p>
      <text:p text:style-name="P25"><text:tab/><text:tab/><text:tab/>$message = '';</text:p>
      <text:p text:style-name="P25"><text:tab/><text:tab/>}</text:p>
      <text:p text:style-name="P25"/>
      <text:p text:style-name="P25"><text:tab/><text:tab/>if ($message == '')</text:p>
      <text:p text:style-name="P25"><text:tab/><text:tab/>{</text:p>
      <text:p text:style-name="P25"><text:tab/><text:tab/><text:tab/>$message = Error::message($code);</text:p>
      <text:p text:style-name="P25"><text:tab/><text:tab/>}</text:p>
      <text:p text:style-name="P25"/>
      <text:p text:style-name="P25"><text:tab/><text:tab/>parent::__construct($message, (int)$code, $previous);</text:p>
      <text:p text:style-name="P25"><text:tab/>}</text:p>
      <text:p text:style-name="P25">}</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ff"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y </meta:initial-creator>
    <meta:creation-date>2012-05-19T20:16:12</meta:creation-date>
    <dc:date>2012-05-20T07:55:02</dc:date>
    <dc:creator>Jay </dc:creator>
    <meta:editing-duration>PT00H37M07S</meta:editing-duration>
    <meta:editing-cycles>4</meta:editing-cycles>
    <meta:generator>OpenOffice.org/3.2$Linux OpenOffice.org_project/320m12$Build-9483</meta:generator>
    <meta:document-statistic meta:table-count="0" meta:image-count="0" meta:object-count="0" meta:page-count="3" meta:paragraph-count="103" meta:word-count="601" meta:character-count="3990"/>
  </office:meta>
</office:document-meta>
</file>